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59400000323FC4057E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276cm" draw:marker-end="Arrowheads_20_1" draw:marker-end-width="0.376cm" draw:fill="none" draw:fill-color="#ffff00" draw:fill-image-width="0cm" draw:fill-image-height="0cm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fill="solid" draw:fill-color="#ffff00" draw:fill-image-width="0cm" draw:fill-image-height="0cm" draw:textarea-horizontal-align="justify" draw:textarea-vertical-align="middle" draw:auto-grow-height="false"/>
    </style:style>
    <style:style style:name="gr3" style:family="graphic" style:parent-style-name="standard">
      <style:graphic-properties svg:stroke-width="0.051cm" svg:stroke-color="#000000" draw:marker-start-width="0.276cm" draw:marker-end-width="0.276cm" draw:fill="none" draw:fill-image-width="0cm" draw:fill-image-height="0cm" draw:textarea-vertical-align="middle" draw:auto-grow-height="false" fo:min-height="0.749cm" fo:min-width="0.499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73cm" svg:y1="3.997cm" svg:x2="2.268cm" svg:y2="5.019cm">
          <text:p/>
        </draw:line>
        <draw:custom-shape draw:style-name="gr2" draw:text-style-name="P3" draw:layer="layout" svg:width="3.279cm" svg:height="0.988cm" svg:x="3.688cm" svg:y="3.065cm">
          <text:p text:style-name="P2"><text:span text:style-name="T1">Velge mellom åpne</text:span></text:p>
          <text:p text:style-name="P2"><text:span text:style-name="T1">og lukkede tavl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853cm" svg:height="0.819cm" svg:x="9.619cm" svg:y="4.787cm">
          <text:p text:style-name="P2"><text:span text:style-name="T1">Bruker(e) med rett til å</text:span></text:p>
          <text:p text:style-name="P2"><text:span text:style-name="T1">administrere tavle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767cm" svg:height="0.819cm" svg:x="18.85cm" svg:y="4.767cm">
          <text:p text:style-name="P2"><text:span text:style-name="T1">Type bruker som har rett til å</text:span></text:p>
          <text:p text:style-name="P2"><text:span text:style-name="T1">invitere andre til tavle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689cm" svg:height="0.667cm" svg:x="4.696cm" svg:y="5.043cm">
          <text:p text:style-name="P2"><text:span text:style-name="T1">Intern ID i Trello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168cm" svg:y1="8.35cm" svg:x2="3.738cm" svg:y2="7.098cm">
          <text:p/>
        </draw:line>
        <draw:custom-shape draw:style-name="gr2" draw:text-style-name="P3" draw:layer="layout" svg:width="3.204cm" svg:height="0.705cm" svg:x="3.455cm" svg:y="8.215cm">
          <text:p text:style-name="P2"><text:span text:style-name="T1">Link til Trello-siden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3.114cm" svg:y1="7.518cm" svg:x2="13.324cm" svg:y2="6.242cm">
          <text:p/>
        </draw:line>
        <draw:custom-shape draw:style-name="gr2" draw:text-style-name="P3" draw:layer="layout" svg:width="2.007cm" svg:height="0.705cm" svg:x="11.969cm" svg:y="7.402cm">
          <text:p text:style-name="P2"><text:span text:style-name="T1">Valgt tavl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874cm" svg:height="0.705cm" svg:x="1.304cm" svg:y="7.288cm">
          <text:p text:style-name="P2"><text:span text:style-name="T1">Tavlenav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539cm" svg:height="1.018cm" svg:x="1.146cm" svg:y="12.259cm">
          <text:p text:style-name="P2"><text:span text:style-name="T1">Filter for tavlenavn</text:span></text:p>
          <text:p text:style-name="P2"><text:span text:style-name="T2">(støtter kun *, f.eks. mal-* 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487cm" svg:height="0.705cm" svg:x="14.593cm" svg:y="15.192cm">
          <text:p text:style-name="P2"><text:span text:style-name="T1">Operasjoner på valgt tavle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872cm" svg:y1="17.261cm" svg:x2="3.717cm" svg:y2="16.967cm">
          <text:p/>
        </draw:line>
        <draw:custom-shape draw:style-name="gr2" draw:text-style-name="P3" draw:layer="layout" svg:width="4.078cm" svg:height="0.724cm" svg:x="4.686cm" svg:y="16.953cm">
          <text:p text:style-name="P2"><text:span text:style-name="T1">Link til brukerveiledning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6.208cm" svg:y1="4.263cm" svg:x2="16.646cm" svg:y2="5.653cm">
          <text:p/>
        </draw:line>
        <draw:custom-shape draw:style-name="gr2" draw:text-style-name="P3" draw:layer="layout" svg:width="3.678cm" svg:height="1.255cm" svg:x="14.265cm" svg:y="3.559cm">
          <text:p text:style-name="P2"><text:span text:style-name="T1">Ikon som viser at</text:span></text:p>
          <text:p text:style-name="P2"><text:span text:style-name="T1">kolonnen kan sorteres</text:span></text:p>
          <text:p text:style-name="P2"><text:span text:style-name="T1">ved å klikke på den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41cm" svg:height="2.037cm" svg:x="14.027cm" svg:y="14.52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metorgtrelloadm_5f_openboards_5f_2" draw:display-name="metorgtrelloadm_openboards_2" xlink:href="Pictures/100000000000059400000323FC4057EF.png" xlink:type="simple" xlink:show="embed" xlink:actuate="onLoad"/>
    <draw:marker draw:name="Arrow" svg:viewBox="0 0 20 30" svg:d="m10 0-10 30h20z"/>
    <draw:marker draw:name="Arrowheads_20_1" draw:display-name="Arrowheads 1" svg:viewBox="0 0 1131 902" svg:d="m564 0-564 902h1131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bitmap" draw:fill-image-name="metorgtrelloadm_5f_openboards_5f_2" draw:fill-image-width="100%" draw:fill-image-height="66%" style:repeat="no-repeat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 Asplin</meta:initial-creator>
    <meta:creation-date>2015-04-30T13:58:47</meta:creation-date>
    <meta:generator>LibreOffice/3.5$Linux_X86_64 LibreOffice_project/350m1$Build-2</meta:generator>
    <dc:date>2015-05-04T15:04:47</dc:date>
    <dc:creator>Jo Asplin</dc:creator>
    <meta:editing-duration>PT42M29S</meta:editing-duration>
    <meta:editing-cycles>22</meta:editing-cycles>
    <meta:document-statistic meta:object-count="17"/>
  </office:meta>
</office:document-meta>
</file>